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Dyslexic Nerd Font" svg:font-family="'OpenDyslexic Nerd Font'" style:font-pitch="variable"/>
    <style:font-face style:name="OpenDyslexicAlta NF" svg:font-family="'OpenDyslexicAlta NF'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style:font-name="OpenDyslexicAlta NF" officeooo:rsid="000e743d" officeooo:paragraph-rsid="000e743d"/>
    </style:style>
    <style:style style:name="P2" style:family="paragraph" style:parent-style-name="Heading_20_1">
      <style:text-properties style:font-name="OpenDyslexicAlta NF" officeooo:rsid="0010d8a3" officeooo:paragraph-rsid="0010d8a3"/>
    </style:style>
    <style:style style:name="P3" style:family="paragraph" style:parent-style-name="Heading_20_1">
      <style:text-properties style:font-name="OpenDyslexicAlta NF" officeooo:paragraph-rsid="0010d8a3"/>
    </style:style>
    <style:style style:name="P4" style:family="paragraph" style:parent-style-name="Heading_20_1">
      <style:text-properties officeooo:paragraph-rsid="0010d8a3"/>
    </style:style>
    <style:style style:name="P5" style:family="paragraph" style:parent-style-name="Subtitle">
      <style:text-properties officeooo:rsid="000e743d" officeooo:paragraph-rsid="000e743d"/>
    </style:style>
    <style:style style:name="P6" style:family="paragraph" style:parent-style-name="Text_20_body" style:list-style-name="L1">
      <style:text-properties style:font-name="OpenDyslexicAlta NF" officeooo:rsid="000e743d" officeooo:paragraph-rsid="000e743d"/>
    </style:style>
    <style:style style:name="P7" style:family="paragraph" style:parent-style-name="Text_20_body">
      <style:text-properties style:font-name="OpenDyslexicAlta NF" officeooo:paragraph-rsid="0010d8a3"/>
    </style:style>
    <style:style style:name="P8" style:family="paragraph" style:parent-style-name="Text_20_body">
      <style:text-properties officeooo:rsid="0015108e" officeooo:paragraph-rsid="0015108e"/>
    </style:style>
    <style:style style:name="P9" style:family="paragraph" style:parent-style-name="Text_20_body">
      <style:text-properties officeooo:paragraph-rsid="0015108e"/>
    </style:style>
    <style:style style:name="P10" style:family="paragraph" style:parent-style-name="Title">
      <style:text-properties style:font-name="OpenDyslexicAlta NF" officeooo:rsid="000e743d" officeooo:paragraph-rsid="000e743d"/>
    </style:style>
    <style:style style:name="P11" style:family="paragraph" style:parent-style-name="Title">
      <style:text-properties style:font-name="OpenDyslexicAlta NF" officeooo:rsid="00194f52" officeooo:paragraph-rsid="00194f52"/>
    </style:style>
    <style:style style:name="T1" style:family="text">
      <style:text-properties officeooo:rsid="000f5d75"/>
    </style:style>
    <style:style style:name="T2" style:family="text">
      <style:text-properties officeooo:rsid="0010d8a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OpenDyslexicAlta NF"/>
    </style:style>
    <style:style style:name="T5" style:family="text">
      <style:text-properties style:font-name="OpenDyslexicAlta NF" officeooo:rsid="0010d8a3"/>
    </style:style>
    <style:style style:name="T6" style:family="text">
      <style:text-properties style:font-name="OpenDyslexicAlta NF" officeooo:rsid="0015108e"/>
    </style:style>
    <style:style style:name="T7" style:family="text">
      <style:text-properties style:font-name="OpenDyslexicAlta NF"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omáš Marný</text:p>
      <text:p text:style-name="P10">Elektronické hodiny s budíkem</text:p>
      <text:p text:style-name="P5"><text:span text:style-name="T4">samostatný projekt MIT</text:span></text:p>
      <text:p text:style-name="P1"><text:span text:style-name="T3">Zadání:</text:span></text:p>
      <text:list text:style-name="L1">
        <text:list-item>
          <text:p text:style-name="P6">Pomocí řady 7-segmentových displejů a procesoru STM8 vytvořte elektronické hodiny.</text:p>
        </text:list-item>
        <text:list-item>
          <text:p text:style-name="P6">Č<text:span text:style-name="T1">as se bude nastavovat/synchronizovat automaticky pomocí DCF77.</text:span></text:p>
        </text:list-item>
        <text:list-item>
          <text:p text:style-name="P6"><text:span text:style-name="T1">Alternativně umožněte uživateli</text:span> nastavovat čas <text:span text:style-name="T1">pomocí tlačítek</text:span>.</text:p>
        </text:list-item>
        <text:list-item>
          <text:p text:style-name="P6">Implementujte funkci zvonění/buzení. Zvonění/buzení bude možné přerušit pomocí infračerveného bezdotykového senzoru .</text:p>
        </text:list-item>
      </text:list>
      <text:h text:style-name="P2" text:outline-level="1">Schéma zapojení</text:h>
      <text:p text:style-name="P8"><text:span text:style-name="T5">K</text:span><text:span text:style-name="T4">iCAD</text:span></text:p>
      <text:h text:style-name="P3" text:outline-level="1"><text:span text:style-name="T2">Vývojový diagram</text:span></text:h>
      <text:p text:style-name="P7"/>
      <text:h text:style-name="P2" text:outline-level="1">Popis činnosti programu</text:h>
      <text:p text:style-name="P9"><text:span text:style-name="T5">S</text:span><text:span text:style-name="T6">tručný popis činnosti programu</text:span></text:p>
      <text:h text:style-name="P4" text:outline-level="1"><text:span text:style-name="T5">Zdrojový kód</text:span></text:h>
      <text:p text:style-name="P8"><text:span text:style-name="T4">Barevný, okomentovaný, přehledný, s odkazem na Git-repo.</text:span></text:p>
      <text:p text:style-name="P8"><text:span text:style-name="T7">Text</text:span><text:span text:style-name="T4">, ne sceenshot obrazovky nebo jiný podobný obráze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Dyslexic Nerd Font" svg:font-family="'OpenDyslexic Nerd Font'" style:font-pitch="variable"/>
    <style:font-face style:name="OpenDyslexicAlta NF" svg:font-family="'OpenDyslexicAlta NF'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9:04:14.073261533</meta:creation-date>
    <meta:generator>LibreOffice/24.2.0.3$Linux_X86_64 LibreOffice_project/420$Build-3</meta:generator>
    <dc:date>2024-04-16T11:27:02.896290780</dc:date>
    <meta:editing-duration>PT2H22M44S</meta:editing-duration>
    <meta:editing-cycles>9</meta:editing-cycles>
    <meta:document-statistic meta:table-count="0" meta:image-count="0" meta:object-count="0" meta:page-count="1" meta:paragraph-count="16" meta:word-count="79" meta:character-count="611" meta:non-whitespace-character-count="552"/>
  </office:meta>
</office:document-meta>
</file>